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system-ui, 'Apple Color Emoji', 'Segoe UI Emoji', 'Segoe UI Web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b8b" officeooo:paragraph-rsid="00146b8b"/>
    </style:style>
    <style:style style:name="P2" style:family="paragraph" style:parent-style-name="Standard">
      <style:text-properties officeooo:paragraph-rsid="00146b8b"/>
    </style:style>
    <style:style style:name="P3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59691" officeooo:paragraph-rsid="00159691"/>
    </style:style>
    <style:style style:name="P4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5e26f" officeooo:paragraph-rsid="0015e26f"/>
    </style:style>
    <style:style style:name="P5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95287" officeooo:paragraph-rsid="00195287"/>
    </style:style>
    <style:style style:name="P6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9f076" officeooo:paragraph-rsid="0019f076"/>
    </style:style>
    <style:style style:name="P7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paragraph-rsid="0019f076"/>
    </style:style>
    <style:style style:name="P8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46b8b" officeooo:paragraph-rsid="001f3f52"/>
    </style:style>
    <style:style style:name="P9" style:family="paragraph" style:parent-style-name="Standard">
      <style:text-properties fo:color="#222222" style:font-name="SFMono-Regular" fo:font-size="10.5pt" fo:font-weight="normal" officeooo:paragraph-rsid="0015e26f"/>
    </style:style>
    <style:style style:name="P10" style:family="paragraph" style:parent-style-name="Standard">
      <style:text-properties fo:font-variant="normal" fo:text-transform="none" fo:color="#222222" style:font-name="SFMono-Regular" fo:font-size="10.5pt" fo:letter-spacing="normal" fo:font-style="normal" fo:font-weight="normal" officeooo:rsid="0015e26f" officeooo:paragraph-rsid="0015e26f"/>
    </style:style>
    <style:style style:name="P11" style:family="paragraph" style:parent-style-name="Text_20_body">
      <style:text-properties fo:font-variant="normal" fo:text-transform="none" fo:color="#222222" style:font-name="apple-system" fo:font-size="10.5pt" fo:letter-spacing="normal" fo:font-style="normal" fo:font-weight="normal" officeooo:rsid="0015e26f" officeooo:paragraph-rsid="0015e26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pple-system" fo:font-size="10.5pt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Text_20_body">
      <style:paragraph-properties style:writing-mode="lr-tb"/>
      <style:text-properties style:font-name="apple-system" fo:font-size="10.5pt"/>
    </style:style>
    <style:style style:name="T1" style:family="text">
      <style:text-properties officeooo:rsid="00146b8b"/>
    </style:style>
    <style:style style:name="T2" style:family="text">
      <style:text-properties fo:font-variant="normal" fo:text-transform="none" fo:color="#222222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FMono-Regular" fo:font-size="10.5pt" fo:letter-spacing="normal" fo:font-style="normal" fo:font-weight="normal" officeooo:rsid="00146b8b"/>
    </style:style>
    <style:style style:name="T4" style:family="text">
      <style:text-properties fo:font-variant="normal" fo:text-transform="none" fo:color="#222222" style:font-name="SFMono-Regular" fo:font-size="10.5pt" fo:letter-spacing="normal" fo:font-style="normal" fo:font-weight="normal" officeooo:rsid="002bb5f3"/>
    </style:style>
    <style:style style:name="T5" style:family="text">
      <style:text-properties fo:font-variant="normal" fo:text-transform="none" fo:letter-spacing="normal" fo:font-style="normal" officeooo:rsid="0015e26f"/>
    </style:style>
    <style:style style:name="T6" style:family="text">
      <style:text-properties officeooo:rsid="0019f076"/>
    </style:style>
    <style:style style:name="T7" style:family="text">
      <style:text-properties fo:color="#1f2328" style:font-name="ui-monospace" fo:font-size="9.75pt"/>
    </style:style>
    <style:style style:name="T8" style:family="text">
      <style:text-properties fo:color="#6a9955" style:font-name="Droid Sans Mono" fo:background-color="#1f1f1f" loext:char-shading-value="0"/>
    </style:style>
    <style:style style:name="T9" style:family="text">
      <style:text-properties officeooo:rsid="00294bc2"/>
    </style:style>
    <style:style style:name="T10" style:family="text">
      <style:text-properties officeooo:rsid="002bb5f3"/>
    </style:style>
    <style:style style:name="T11" style:family="text">
      <style:text-properties style:font-name="apple-system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CK-PROJECT - microservices - gRPC - </text:p>
      <text:p text:style-name="Standard"/>
      <text:p text:style-name="P1">1. Tạo dự án golang</text:p>
      <text:p text:style-name="P1">Tạo mod init</text:p>
      <text:p text:style-name="P1"/>
      <text:p text:style-name="P1">2. Xây dựng thư mục proto ( định nghĩa dư liệu truyền tải)</text:p>
      <text:p text:style-name="P1">Tạo thư mục proto: Tạo account.proto.</text:p>
      <text:p text:style-name="P1">Tạo thư mục pb.</text:p>
      <text:p text:style-name="P1">Cài tool để tự động gen ra file account.pb.go ( đây là file biên dịch các message proto thành file nhị phân nhỏ gọn).</text:p>
      <text:p text:style-name="P1">Chạy các lệnh sau:</text:p>
      <text:p text:style-name="P2"><text:span text:style-name="T1">+ <text:s/></text:span><text:span text:style-name="T10">@</text:span><text:span text:style-name="T2">go install </text:span><text:a xlink:type="simple" xlink:href="http://google.golang.org/protobuf/cmd/protoc-gen-go@v1.28" text:style-name="Internet_20_link" text:visited-style-name="Visited_20_Internet_20_Link">google.golang.org/protobuf/cmd/protoc-gen-go@v1.28</text:a></text:p>
      <text:p text:style-name="P2"><text:span text:style-name="T3">+ </text:span><text:span text:style-name="T4">@</text:span><text:span text:style-name="T2">go install </text:span><text:a xlink:type="simple" xlink:href="http://google.golang.org/grpc/cmd/protoc-gen-go-grpc@v1.2" text:style-name="Internet_20_link" text:visited-style-name="Visited_20_Internet_20_Link">google.golang.org/grpc/cmd/protoc-gen-go-grpc@v1.2</text:a></text:p>
      <text:p text:style-name="P2"><text:span text:style-name="T3">+ </text:span><text:span text:style-name="T4">@</text:span><text:span text:style-name="T2">export PATH="$PATH:$(go env GOPATH)/bin"</text:span></text:p>
      <text:p text:style-name="P8">- gen ra file user.pb.go và file user_grpc.pb.go vào thư mục pb:</text:p>
      <text:p text:style-name="P8"/>
      <text:p text:style-name="P8">protoc --proto_path=./proto --go_out=./pb --go-grpc_out=./pb --go_opt=paths=source_relative --go-grpc_opt=paths=source_relative ./proto/user.proto <text:s text:c="3"/></text:p>
      <text:p text:style-name="P3">(go mod tidy nếu lỗi)</text:p>
      <text:p text:style-name="P3"/>
      <text:p text:style-name="P3"/>
      <text:p text:style-name="P5">3. Xây dựng thư mục ent ( Tạo các schema để ánh xạ db)</text:p>
      <text:p text:style-name="P5"/>
      <text:p text:style-name="P3"/>
      <text:p text:style-name="P6">4. Xây dựng thư mục database ( trường hợp làm 1 db)</text:p>
      <text:p text:style-name="P6">6. Thiết lập biến môi trường .env</text:p>
      <text:p text:style-name="P6">+ Tạo file .env</text:p>
      <text:p text:style-name="P6">+ Chạy lệnh : go get github.com/joho/godotenv</text:p>
      <text:p text:style-name="P7"><text:span text:style-name="T6">+ </text:span><text:span text:style-name="T7">import _ "github.com/joho/godotenv/autoload" vào nơi cần dùng biến môi trường.</text:span></text:p>
      <text:p text:style-name="P4"><text:span text:style-name="T6">7</text:span>. graphql</text:p>
      <text:p text:style-name="P4"/>
      <text:p text:style-name="P4">install : go get <text:a xlink:type="simple" xlink:href="mailto:entgo.io/contrib/entgql@master" text:style-name="Internet_20_link" text:visited-style-name="Visited_20_Internet_20_Link">entgo.io/contrib/entgql@master</text:a></text:p>
      <text:p text:style-name="P4">tạo entc.go trong ent.</text:p>
      <text:p text:style-name="P4">tạo file gqlgen.yml, cài plugin gen nếu cần.</text:p>
      <text:p text:style-name="P9"><text:span text:style-name="T5">sửa lại generate.go trong ent : </text:span><text:span text:style-name="T8">go run -mod=mod entc.go</text:span></text:p>
      <text:p text:style-name="P4">xong chạy nó, NHỚ THÊM ORFIELD TRONG SCHEMA</text:p>
      <text:p text:style-name="P4">sau đó dùng lệnh gen <text:span text:style-name="T9">(ra thư mục gốc): @go run github.com/99designs/gqlgen generate</text:span></text:p>
      <text:p text:style-name="P4"><text:tab/>@go generate ./ent, nó sẽ tạo ra <text:span text:style-name="T9">2 file resolver và graphql, lưu ý sửa trong gqlgen.yml cho phù hợp tên project</text:span></text:p>
      <text:p text:style-name="P4"/>
      <text:p text:style-name="P4"/>
      <text:p text:style-name="P4"/>
      <text:p text:style-name="P4">code tài liệu có dùng directive</text:p>
      <text:p text:style-name="P11">[Friday 4:51 PM] Near Nguyen (TECHVIFY.ITS)</text:p>
      <text:p text:style-name="P13">    <text:span text:style-name="T11">gin.SetMode(gin.ReleaseMode)</text:span></text:p>
      <text:p text:style-name="P13">    <text:span text:style-name="T11">r := gin.New()</text:span></text:p>
      <text:p text:style-name="P13">    <text:span text:style-name="T11">r.HandleMethodNotAllowed = true</text:span></text:p>
      <text:p text:style-name="P13">    <text:span text:style-name="T11">r.Use(</text:span></text:p>
      <text:p text:style-name="P13">        <text:span text:style-name="T11">middleware.CorsMiddleware(),</text:span></text:p>
      <text:p text:style-name="P13">        <text:span text:style-name="T11">// middleware.RequestCtxMiddleware(),</text:span></text:p>
      <text:p text:style-name="P13">        <text:span text:style-name="T11">middleware.CookieMiddleware(),</text:span></text:p>
      <text:p text:style-name="P13"><text:soft-page-break/>    <text:span text:style-name="T11">)</text:span></text:p>
      <text:p text:style-name="P13"/>
      <text:p text:style-name="P12">[Friday 4:51 PM] Near Nguyen (TECHVIFY.ITS)</text:p>
      <text:p text:style-name="P14">func CookieMiddleware() func(c *gin.Context) {</text:p>
      <text:p text:style-name="P13">    <text:span text:style-name="T11">return func(c *gin.Context) {</text:span></text:p>
      <text:p text:style-name="P13">        <text:span text:style-name="T11">ctx := context.WithValue(c.Request.Context(), util.ContextKey{}, c)</text:span></text:p>
      <text:p text:style-name="P13">        <text:span text:style-name="T11">c.Request = c.Request.WithContext(ctx)</text:span></text:p>
      <text:p text:style-name="P13">        <text:span text:style-name="T11">c.Next()</text:span></text:p>
      <text:p text:style-name="P13">    <text:span text:style-name="T11">}</text:span></text:p>
      <text:p text:style-name="P14">}</text:p>
      <text:p text:style-name="P13"/>
      <text:p text:style-name="P12">[Friday 4:51 PM] Near Nguyen (TECHVIFY.ITS)</text:p>
      <text:p text:style-name="P14">func NewSchema(client Client) graphql.ExecutableSchema {</text:p>
      <text:p text:style-name="P13">    <text:span text:style-name="T11">var d = gql_generated.DirectiveRoot{</text:span></text:p>
      <text:p text:style-name="P13">        <text:span text:style-name="T11">HasRoles: func(ctx context.Context, obj interface{}, next graphql.Resolver, roles []*model.Role) (interface{}, error) {</text:span></text:p>
      <text:p text:style-name="P13">            <text:span text:style-name="T11">c, _ := ctx.Value(util.ContextKey{}).(*gin.Context)</text:span></text:p>
      <text:p text:style-name="P13">            <text:span text:style-name="T11">tokenString, err := c.Cookie("Authentication")</text:span></text:p>
      <text:p text:style-name="P13">            <text:span text:style-name="T11">if err != nil {</text:span></text:p>
      <text:p text:style-name="P13">                <text:span text:style-name="T11">return nil, fmt.Errorf("missing authentication cookie")</text:span></text:p>
      <text:p text:style-name="P13">            <text:span text:style-name="T11">}</text:span></text:p>
      <text:p text:style-name="P13">            <text:span text:style-name="T11">token, err := jwt.Parse(tokenString, func(token *jwt.Token) (interface{}, error) {</text:span></text:p>
      <text:p text:style-name="P13">                <text:span text:style-name="T11">if _, ok := token.Method.(*jwt.SigningMethodHMAC); !ok {</text:span></text:p>
      <text:p text:style-name="P13">                    <text:span text:style-name="T11">return nil, fmt.Errorf("unexpected signing method: %v", token.Header["alg"])</text:span></text:p>
      <text:p text:style-name="P13">                <text:span text:style-name="T11">}</text:span></text:p>
      <text:p text:style-name="P13">                <text:span text:style-name="T11">return util.Secretkey, nil</text:span></text:p>
      <text:p text:style-name="P13">            <text:span text:style-name="T11">})</text:span></text:p>
      <text:p text:style-name="P13">            <text:span text:style-name="T11">if err != nil {</text:span></text:p>
      <text:p text:style-name="P13">                <text:span text:style-name="T11">return nil, fmt.Errorf("can't parse jwt: %w", err)</text:span></text:p>
      <text:p text:style-name="P13">            <text:span text:style-name="T11">}</text:span></text:p>
      <text:p text:style-name="P13"/>
      <text:p text:style-name="P13">            <text:span text:style-name="T11">if claims, ok := token.Claims.(jwt.MapClaims); ok &amp;&amp; token.Valid {</text:span></text:p>
      <text:p text:style-name="P13">                <text:span text:style-name="T11">if float64(time.Now().Unix()) &gt; claims["exp"].(float64) {</text:span></text:p>
      <text:p text:style-name="P13"><text:soft-page-break/>                    <text:span text:style-name="T11">return nil, fmt.Errorf("token expired")</text:span></text:p>
      <text:p text:style-name="P13">                <text:span text:style-name="T11">}</text:span></text:p>
      <text:p text:style-name="P13">                <text:span text:style-name="T11">id := claims["sub"].(string)</text:span></text:p>
      <text:p text:style-name="P13">                <text:span text:style-name="T11">res, err := client.UserClient.GetUser(ctx, &amp;pb.UUID{Id: id})</text:span></text:p>
      <text:p text:style-name="P13">                <text:span text:style-name="T11">if err != nil {</text:span></text:p>
      <text:p text:style-name="P13">                    <text:span text:style-name="T11">return nil, fmt.Errorf("claims user not found")</text:span></text:p>
      <text:p text:style-name="P13">                <text:span text:style-name="T11">}</text:span></text:p>
      <text:p text:style-name="P13">                <text:span text:style-name="T11">ctxRole := model.Role(res.Role)</text:span></text:p>
      <text:p text:style-name="P13">                <text:span text:style-name="T11">if !Contains(roles, ctxRole) {</text:span></text:p>
      <text:p text:style-name="P13">                    <text:span text:style-name="T11">return nil, fmt.Errorf("current role not qualified")</text:span></text:p>
      <text:p text:style-name="P13">                <text:span text:style-name="T11">}</text:span></text:p>
      <text:p text:style-name="P13">            <text:span text:style-name="T11">} else {</text:span></text:p>
      <text:p text:style-name="P13">                <text:span text:style-name="T11">return nil, err</text:span></text:p>
      <text:p text:style-name="P13">            <text:span text:style-name="T11">}</text:span></text:p>
      <text:p text:style-name="P13">            <text:span text:style-name="T11">return next(ctx)</text:span></text:p>
      <text:p text:style-name="P13">        <text:span text:style-name="T11">},</text:span></text:p>
      <text:p text:style-name="P13">    <text:span text:style-name="T11">}</text:span></text:p>
      <text:p text:style-name="P13"/>
      <text:p text:style-name="P13">    <text:span text:style-name="T11">return gql_generated.NewExecutableSchema(gql_generated.Config{</text:span></text:p>
      <text:p text:style-name="P13">        <text:span text:style-name="T11">Resolvers:  &amp;Resolver{client},</text:span></text:p>
      <text:p text:style-name="P13">        <text:span text:style-name="T11">Directives: d,</text:span></text:p>
      <text:p text:style-name="P13">    <text:span text:style-name="T11">})</text:span></text:p>
      <text:p text:style-name="P14">}</text:p>
      <text:p text:style-name="P13"/>
      <text:p text:style-name="P12">[Friday 4:52 PM] Near Nguyen (TECHVIFY.ITS)</text:p>
      <text:p text:style-name="P14">func (r *queryResolver) Login(ctx context.Context, input model.LoginInput) (*model.LoginInfo, error) {</text:p>
      <text:p text:style-name="P13">    <text:span text:style-name="T11">res, err := r.client.UserClient.Login(ctx,</text:span></text:p>
      <text:p text:style-name="P13">        <text:span text:style-name="T11">&amp;pb.LoginRequest{</text:span></text:p>
      <text:p text:style-name="P13">            <text:span text:style-name="T11">User: &amp;pb.User{</text:span></text:p>
      <text:p text:style-name="P13">                <text:span text:style-name="T11">Username: input.Username,</text:span></text:p>
      <text:p text:style-name="P13">                <text:span text:style-name="T11">Password: input.Password,</text:span></text:p>
      <text:p text:style-name="P13">            <text:span text:style-name="T11">},</text:span></text:p>
      <text:p text:style-name="P13"><text:soft-page-break/>        <text:span text:style-name="T11">},</text:span></text:p>
      <text:p text:style-name="P13">    <text:span text:style-name="T11">)</text:span></text:p>
      <text:p text:style-name="P13"/>
      <text:p text:style-name="P13">    <text:span text:style-name="T11">if err != nil {</text:span></text:p>
      <text:p text:style-name="P13">        <text:span text:style-name="T11">return nil, err</text:span></text:p>
      <text:p text:style-name="P13">    <text:span text:style-name="T11">}</text:span></text:p>
      <text:p text:style-name="P13"/>
      <text:p text:style-name="P13">    <text:span text:style-name="T11">c, _ := ctx.Value(util.ContextKey{}).(*gin.Context)</text:span></text:p>
      <text:p text:style-name="P13">    <text:span text:style-name="T11">c.SetCookie(</text:span></text:p>
      <text:p text:style-name="P13">        <text:span text:style-name="T11">"Authentication", res.JwtToken,</text:span></text:p>
      <text:p text:style-name="P13">        <text:span text:style-name="T11">int(res.ExpireTime), "", "", false, false,</text:span></text:p>
      <text:p text:style-name="P13">    <text:span text:style-name="T11">)</text:span></text:p>
      <text:p text:style-name="P13">    <text:span text:style-name="T11">return &amp;model.LoginInfo{</text:span></text:p>
      <text:p text:style-name="P13">        <text:span text:style-name="T11">TokenString: res.JwtToken,</text:span></text:p>
      <text:p text:style-name="P13">    <text:span text:style-name="T11">}, nil</text:span></text:p>
      <text:p text:style-name="P14">}</text:p>
      <text:p text:style-name="P13"/>
      <text:p text:style-name="P13"/>
      <text:p text:style-name="P12">[Friday 4:53 PM] Near Nguyen (TECHVIFY.ITS)</text:p>
      <text:p text:style-name="P14">directive @hasRoles(roles: [Role]!) on FIELD_DEFINITION</text:p>
      <text:p text:style-name="P14">enum Role {</text:p>
      <text:p text:style-name="P13">    <text:span text:style-name="T11">admin</text:span></text:p>
      <text:p text:style-name="P13">    <text:span text:style-name="T11">user</text:span></text:p>
      <text:p text:style-name="P14">}</text:p>
      <text:p text:style-name="P14">input LoginInput {</text:p>
      <text:p text:style-name="P13">    <text:span text:style-name="T11">username: String!</text:span></text:p>
      <text:p text:style-name="P13">    <text:span text:style-name="T11">password: String!</text:span></text:p>
      <text:p text:style-name="P14">}</text:p>
      <text:p text:style-name="P14">type LoginInfo {</text:p>
      <text:p text:style-name="P13">    <text:span text:style-name="T11">tokenString: String!</text:span></text:p>
      <text:p text:style-name="P14">}</text:p>
      <text:p text:style-name="P14">extend type Mutation {</text:p>
      <text:p text:style-name="P13">    <text:span text:style-name="T11">register(input: UserInput!): User!</text:span></text:p>
      <text:p text:style-name="P13"><text:soft-page-break/>    <text:span text:style-name="T11">updateUser(input: UserUpdateInput!): Boolean! @hasRoles(roles: [admin])</text:span></text:p>
      <text:p text:style-name="P13">    <text:span text:style-name="T11">updatePassword(input: PasswordUpdateInput!): Boolean! @hasRoles(roles: [user, admin])</text:span></text:p>
      <text:p text:style-name="P14">}</text:p>
      <text:p text:style-name="P13"/>
      <text:p text:style-name="P14">extend type Query {</text:p>
      <text:p text:style-name="P13">    <text:span text:style-name="T11">users(input: Pagination): [User!]! @hasRoles(roles: [admin])</text:span></text:p>
      <text:p text:style-name="P13">    <text:span text:style-name="T11">login(input: LoginInput!): LoginInfo!</text:span></text:p>
      <text:p text:style-name="P13">    <text:span text:style-name="T11">logout: Boolean!</text:span></text:p>
      <text:p text:style-name="P14">}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system-ui, 'Apple Color Emoji', 'Segoe UI Emoji', 'Segoe UI Web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9:52:33.874088262</meta:creation-date>
    <dc:date>2023-05-22T16:09:39.035742215</dc:date>
    <meta:editing-duration>PT13H47M36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5" meta:paragraph-count="133" meta:word-count="569" meta:character-count="5034" meta:non-whitespace-character-count="3823"/>
  </office:meta>
</office:document-meta>
</file>